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James Lombardi DOB 10/13/1942 <text:s text:c="9"/>For Dr. Martin Wiseman <text:s text:c="27"/>11/2/2016</text:p>
      <text:p text:style-name="P2"/>
      <text:p text:style-name="P2">Dear Dr Wiseman, <text:s/>The following is a log of the workouts that I had during the time that I wore the 30 day heart monitor that you prescribed. <text:s/>I started wearing it on the day of my appointment with you, Tues 10/4/2016 and stopped on Wed 11/2/2016. <text:s/>I have included the date of each workout and the time of day I started the workout.<text:span text:style-name="T7"> I have italicized the workouts on <text:s/>Thur 10/27/16 and <text:s/>Tues 11/1/16. <text:s/>The first italicized workout includes the fast run and the second one includes the semi-long run that I told you I would do near the end of the thirty days. <text:s/></text:span><text:span text:style-name="T3">I</text:span><text:span text:style-name="T4"> had not run during the 18 days before October 5, 2016 </text:span></text:p>
      <text:p text:style-name="P3"/>
      <text:p text:style-name="P2">Wed 10/5/16 11:22 AM - <text:s/><text:span text:style-name="T1">2.5 miles</text:span></text:p>
      <text:p text:style-name="P3">I walked and ran 2.5 miles.</text:p>
      <text:p text:style-name="P3"/>
      <text:p text:style-name="P2">Thur 10/6/16 3:52 PM - <text:s/><text:span text:style-name="T1">3 miles</text:span></text:p>
      <text:p text:style-name="P3">I ran 3 miles in <text:s/>32:05, avg pace = 10:42/mile.</text:p>
      <text:p text:style-name="P3"/>
      <text:p text:style-name="P3">Fri 10/7/16 10:43 PM – <text:span text:style-name="T1">5.5 miles</text:span></text:p>
      <text:p text:style-name="P3">I walked and ran 5 miles in 1:04:04.</text:p>
      <text:p text:style-name="P3">Then I walked an easy ½ mile.</text:p>
      <text:p text:style-name="P3"/>
      <text:p text:style-name="P3">Sat 10/8/16 Morning<text:span text:style-name="T1"> – 1 mile </text:span></text:p>
      <text:p text:style-name="P3">1 mile walk and run in 13:45 on a hilly road</text:p>
      <text:p text:style-name="P3"/>
      <text:p text:style-name="P3">Sun 10/9/16 12:08 PM – <text:span text:style-name="T1">4 miles</text:span></text:p>
      <text:p text:style-name="P3">I ran 4 miles on hilly roads in 43:42. Splits: 10:28, 11:43, 11:20, 10:09</text:p>
      <text:p text:style-name="P1"/>
      <text:p text:style-name="P3">Mon 10/10/16 10:05 AM - <text:s/><text:span text:style-name="T1">4 miles</text:span></text:p>
      <text:p text:style-name="P3">including <text:s/>2 mile run in 20:00 and half mile run in 4:38. </text:p>
      <text:p text:style-name="P3"/>
      <text:p text:style-name="P3">Tues <text:s/>10/11/16 – <text:span text:style-name="T1">No running</text:span></text:p>
      <text:p text:style-name="P1"/>
      <text:p text:style-name="P3">Wed <text:s/>10/12/16 9:34 AM - <text:span text:style-name="T1">5.5 miles</text:span></text:p>
      <text:p text:style-name="P3">I ran and walked mainly on somewhat hilly roads.</text:p>
      <text:p text:style-name="P3"/>
      <text:p text:style-name="P1"><text:span text:style-name="T2">Thur 10/13/16 3:21 PM -</text:span> <text:s/>4.25 miles</text:p>
      <text:p text:style-name="P6">Including <text:s/>2 miles in 8:58 + 8:53 = 17:51</text:p>
      <text:p text:style-name="P1"/>
      <text:p text:style-name="P1"><text:span text:style-name="T2">Fri 10/14/16 </text:span><text:s/>- No running </text:p>
      <text:p text:style-name="P1"/>
      <text:p text:style-name="P4">Sat 10/15/16 1:26 PM - <text:span text:style-name="T1">5 miles</text:span></text:p>
      <text:p text:style-name="P6">I walked and ran 5 miles in 1:04:22 or 12:52/mile</text:p>
      <text:p text:style-name="P6"/>
      <text:p text:style-name="P6">Sun 10/16/16 11:25 PM - <text:s/><text:span text:style-name="T1">4.8 miles</text:span></text:p>
      <text:p text:style-name="P6">on hilly roads including 2 miles at 9:32/mile.</text:p>
      <text:p text:style-name="P6"><text:s/></text:p>
      <text:p text:style-name="P4">Mon 10/17/16 10:43 PM - <text:span text:style-name="T1">5 miles</text:span></text:p>
      <text:p text:style-name="P6">I walked and ran on hilly roads, time 1:00:51 or 12:10/mile.</text:p>
      <text:p text:style-name="P6"/>
      <text:p text:style-name="P6">Tues 10/18/16 <text:s/>11:41 <text:s/>AM - <text:span text:style-name="T1">4 miles</text:span></text:p>
      <text:p text:style-name="P6">including <text:s/>2 miles on the track. Splits: <text:s/>8:15+8:09=16:26 </text:p>
      <text:p text:style-name="P6"><text:s/></text:p>
      <text:p text:style-name="P4"><text:span text:style-name="T2">Wed 10/19/16 1:36 PM - </text:span><text:span text:style-name="T1">3 miles</text:span></text:p>
      <text:p text:style-name="P6">including 1 mile on the track without shoes in 8:53 </text:p>
      <text:p text:style-name="P6"/>
      <text:p text:style-name="P6"><text:soft-page-break/>For Dr Wiseman from James Lombardi Page 2<text:tab/><text:tab/><text:tab/><text:tab/> <text:s text:c="25"/>11/2/2016</text:p>
      <text:p text:style-name="P6"/>
      <text:p text:style-name="P6">Thur 10/20/16 11:50 AM - <text:span text:style-name="T1">5 miles</text:span></text:p>
      <text:p text:style-name="P4">I ran 5 miles on hilly roads averaging 9:28/mile with the last mile in 8:35.</text:p>
      <text:p text:style-name="P4"/>
      <text:p text:style-name="P4">Fri <text:s/>10/21/16 11:11 AM - <text:span text:style-name="T1">1 mile</text:span></text:p>
      <text:p text:style-name="P5">I ran 1 mile on the indoor track without shoes in 8:48.</text:p>
      <text:p text:style-name="P5"/>
      <text:p text:style-name="P5">Sat 10/22/16 11:10 AM - <text:span text:style-name="T1">4.5 miles</text:span></text:p>
      <text:p text:style-name="P5">including 3 mile run in 26:15 or 8:45/mile</text:p>
      <text:p text:style-name="P5"/>
      <text:p text:style-name="P4">Sun 10/23/16 1:21 PM - <text:span text:style-name="T1">5 miles</text:span></text:p>
      <text:p text:style-name="P6">On hilly roads, I walked and ran 5 miles in 59:56 or 11:59/mile</text:p>
      <text:p text:style-name="P6"/>
      <text:p text:style-name="P6">Mon 10/24/16 8:58 AM - <text:span text:style-name="T1">3.25 miles</text:span></text:p>
      <text:p text:style-name="P6">including on a treadmill <text:s/>2 miles in 18:15 or 9:08/mile. </text:p>
      <text:p text:style-name="P6"/>
      <text:p text:style-name="P6">Tues 10/25/16 <text:s/>11:32 AM - <text:span text:style-name="T1">5 miles</text:span></text:p>
      <text:p text:style-name="P6">including 1 mile in 8:34 on indoor track, rested 4 minutes <text:s/></text:p>
      <text:p text:style-name="P6">and on a treadmill I ran 5x ½ mile with a ¼ mile jog before each ½ mile.</text:p>
      <text:p text:style-name="P6">All the ½ miles were in 4:00 .</text:p>
      <text:p text:style-name="P6"/>
      <text:p text:style-name="P6">Wed 10/26/16 11:34 AM - <text:span text:style-name="T1">2 miles</text:span> </text:p>
      <text:p text:style-name="P6">I walked and ran 2 miles in 23:14 or 11:37/mile. </text:p>
      <text:p text:style-name="P6"/>
      <text:p text:style-name="P7">Thur 10/27/16 8:10 AM - <text:span text:style-name="T1">5 miles</text:span></text:p>
      <text:p text:style-name="P7">including 1.25 mile warm up</text:p>
      <text:p text:style-name="P7">and on treadmill:</text:p>
      <text:p text:style-name="P8">5K run in 24:15 or 7:49/mi, splits 7:53, 7:50, 7:47 and 44s for the last 0.1 mile</text:p>
      <text:p text:style-name="P7">My heart rate at the end of the 5K was 161. <text:s text:c="4"/></text:p>
      <text:p text:style-name="P7"/>
      <text:p text:style-name="P6">Fri 10/28/16 9:11 AM - <text:span text:style-name="T1">2 miles</text:span></text:p>
      <text:p text:style-name="P6">at about 9:30/mile</text:p>
      <text:p text:style-name="P6"/>
      <text:p text:style-name="P6">Sat 10/29/16 12:44 PM - <text:span text:style-name="T1">5 miles</text:span></text:p>
      <text:p text:style-name="P6">I walked and ran 5 miles in 54:55 or 10:59/mile.</text:p>
      <text:p text:style-name="P6"/>
      <text:p text:style-name="P6">Sun 10/30/16 5:53 PM - <text:span text:style-name="T1">2 miles</text:span></text:p>
      <text:p text:style-name="P6">at about 9:30/mile</text:p>
      <text:p text:style-name="P6"/>
      <text:p text:style-name="P6">Mon 10/31/16 10:40 AM - <text:span text:style-name="T1">2 miles</text:span></text:p>
      <text:p text:style-name="P6">at about 8:50/mile</text:p>
      <text:p text:style-name="P6"/>
      <text:p text:style-name="P7">Tues 11/1/16 9:30 AM - <text:span text:style-name="T1">8.75 miles</text:span></text:p>
      <text:p text:style-name="P7">including on a treadmill </text:p>
      <text:p text:style-name="P8">7 miles in 59:33 or 8:30/mile.</text:p>
      <text:p text:style-name="P8">Mile splits: 9:00, 8:49, 8:34, 8:33, 8:23, 8:11, 8:02 <text:s/><text:span text:style-name="T2">The last half mile was in 4:00.</text:span></text:p>
      <text:p text:style-name="P7">Heart rate at the end of <text:s/>2.5, 3.5, 5.5 and 7 miles was 141, 144, 154, and 156 beats/min.</text:p>
      <text:p text:style-name="P6"/>
      <text:p text:style-name="P6">Wed 11/2/16 10:38 AM -<text:span text:style-name="T1"> 2 miles</text:span></text:p>
      <text:p text:style-name="P6">I walked and ran 2 miles on slightly hilly roads in 24:50 or 12:25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2T15:37:13.12</dc:date>
    <dc:creator>James Lombardi</dc:creator>
    <meta:editing-duration>PT9H59M20S</meta:editing-duration>
    <meta:editing-cycles>59</meta:editing-cycles>
    <meta:generator>OpenOffice/4.1.2$Win32 OpenOffice.org_project/412m3$Build-9782</meta:generator>
    <meta:printed-by>James Lombardi</meta:printed-by>
    <meta:print-date>2016-11-02T15:19:24.10</meta:print-date>
    <meta:document-statistic meta:table-count="0" meta:image-count="0" meta:object-count="0" meta:page-count="2" meta:paragraph-count="70" meta:word-count="686" meta:character-count="3459"/>
  </office:meta>
</office:document-meta>
</file>